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Text_20_body">
      <style:paragraph-properties fo:line-height="100%"/>
      <style:text-properties officeooo:rsid="001df471" officeooo:paragraph-rsid="001fb593"/>
    </style:style>
    <style:style style:name="P4" style:family="paragraph" style:parent-style-name="Heading_20_1">
      <style:paragraph-properties fo:line-height="100%" fo:text-align="center" style:justify-single-word="false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Text_20_body" style:list-style-name="L1">
      <style:paragraph-properties fo:line-height="100%"/>
      <style:text-properties officeooo:rsid="001aa1f0" officeooo:paragraph-rsid="001aa1f0"/>
    </style:style>
    <style:style style:name="P7" style:family="paragraph" style:parent-style-name="Text_20_body" style:list-style-name="L2">
      <style:paragraph-properties fo:line-height="100%"/>
      <style:text-properties officeooo:rsid="001aa1f0" officeooo:paragraph-rsid="001aa1f0"/>
    </style:style>
    <style:style style:name="P8" style:family="paragraph" style:parent-style-name="Text_20_body" style:list-style-name="L2">
      <style:paragraph-properties fo:line-height="100%"/>
      <style:text-properties officeooo:rsid="001b8d0d" officeooo:paragraph-rsid="001b8d0d"/>
    </style:style>
    <style:style style:name="P9" style:family="paragraph" style:parent-style-name="Text_20_body" style:list-style-name="L3">
      <style:paragraph-properties fo:line-height="100%"/>
      <style:text-properties officeooo:rsid="001df471" officeooo:paragraph-rsid="001df471"/>
    </style:style>
    <style:style style:name="P10" style:family="paragraph" style:parent-style-name="Text_20_body" style:list-style-name="L3">
      <style:paragraph-properties fo:line-height="100%"/>
      <style:text-properties officeooo:rsid="001df471" officeooo:paragraph-rsid="001fb593"/>
    </style:style>
    <style:style style:name="P11" style:family="paragraph" style:parent-style-name="Text_20_body" style:list-style-name="L4">
      <style:paragraph-properties fo:line-height="100%"/>
      <style:text-properties officeooo:rsid="001df471" officeooo:paragraph-rsid="001df471"/>
    </style:style>
    <style:style style:name="P12" style:family="paragraph" style:parent-style-name="Text_20_body" style:list-style-name="L4">
      <style:paragraph-properties fo:line-height="100%"/>
      <style:text-properties officeooo:rsid="001df471" officeooo:paragraph-rsid="001fb593"/>
    </style:style>
    <style:style style:name="P13" style:family="paragraph" style:parent-style-name="Text_20_body" style:list-style-name="L5">
      <style:paragraph-properties fo:line-height="100%"/>
      <style:text-properties officeooo:rsid="001df471" officeooo:paragraph-rsid="001fb593"/>
    </style:style>
    <style:style style:name="P14" style:family="paragraph" style:parent-style-name="Text_20_body" style:list-style-name="L6">
      <style:paragraph-properties fo:line-height="100%"/>
      <style:text-properties officeooo:rsid="001df471" officeooo:paragraph-rsid="001fb593"/>
    </style:style>
    <style:style style:name="P15" style:family="paragraph" style:parent-style-name="Text_20_body" style:list-style-name="L3">
      <style:paragraph-properties fo:line-height="100%"/>
      <style:text-properties officeooo:rsid="001fb593" officeooo:paragraph-rsid="001fb593"/>
    </style:style>
    <style:style style:name="T1" style:family="text">
      <style:text-properties officeooo:rsid="0019052d"/>
    </style:style>
    <style:style style:name="T2" style:family="text">
      <style:text-properties officeooo:rsid="00210f85"/>
    </style:style>
    <style:style style:name="T3" style:family="text">
      <style:text-properties officeooo:rsid="002738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Laporan</text:h>
      <text:p text:style-name="P2">Nama : Ari Ali Nugroho</text:p>
      <text:p text:style-name="P2">Kelas : 11 IPA 3</text:p>
      <text:p text:style-name="P2"/>
      <text:p text:style-name="P2">Waktu : <text:span text:style-name="T1">2</text:span><text:span text:style-name="T3">8</text:span> April 2020 (video durasi: 1 jam)</text:p>
      <text:p text:style-name="P2">Sumber : Internet (youtube.com)</text:p>
      <text:p text:style-name="P2">Penceramah : Ustadz Abdul Somad</text:p>
      <text:p text:style-name="P2"/>
      <text:p text:style-name="P1">Materi : Qira'ah Kitab Arrisalah Al-Qushairiyyah (Bagian <text:span text:style-name="T1">Malu</text:span>).</text:p>
      <text:h text:style-name="P5" text:outline-level="2">Rangkuman:</text:h>
      <text:list xml:id="list2511783474" text:style-name="L1">
        <text:list-item>
          <text:p text:style-name="P6">Pengertian malu:</text:p>
        </text:list-item>
      </text:list>
      <text:list xml:id="list3089680262" text:style-name="L2">
        <text:list-item>
          <text:p text:style-name="P7">Malu adalah luluhnya hati melihat kemuliaan Allah.</text:p>
        </text:list-item>
        <text:list-item>
          <text:p text:style-name="P7">Malu adalah bagian dari iman.</text:p>
        </text:list-item>
        <text:list-item>
          <text:p text:style-name="P7">Malu adalah melihat banyaknya nikmat Allah yang diberikan sedangkan amalnya sedikit.</text:p>
        </text:list-item>
        <text:list-item>
          <text:p text:style-name="P7">Malu datang kepada hati yang wara' dan zuhud, sebaliknya malu tidak datang kepada hati yang angkuh dan tamak. </text:p>
        </text:list-item>
        <text:list-item>
          <text:p text:style-name="P7">Ilmu yang paling besar adalah wibawa dan malu.</text:p>
        </text:list-item>
        <text:list-item>
          <text:p text:style-name="P7">Tidak akan merasakan malu, bagi orang yang melampaui batas Allah dan melanggar janji (kepada Allah).</text:p>
        </text:list-item>
        <text:list-item>
          <text:p text:style-name="P8">Salah satu tanda orang memiliki malu adalah tidak sanggup melihat tempat ia pernah berbuat dosa.</text:p>
        </text:list-item>
        <text:list-item>
          <text:p text:style-name="P8">Barangsiapa yang malu kepada Allah (dengan melakukan ketaatan), maka Allah pun malu bila tidak mengampunkan kehilafannya.</text:p>
        </text:list-item>
      </text:list>
      <text:list xml:id="list2504523266" text:style-name="L3">
        <text:list-item>
          <text:p text:style-name="P9">Hakikat malu:</text:p>
        </text:list-item>
      </text:list>
      <text:list xml:id="list1191515891" text:style-name="L4">
        <text:list-item>
          <text:list>
            <text:list-item>
              <text:p text:style-name="P11">Menjaga kepala dan isinya.</text:p>
            </text:list-item>
            <text:list-item>
              <text:p text:style-name="P11">Menjaga isi perut.</text:p>
            </text:list-item>
            <text:list-item>
              <text:p text:style-name="P11">Mengingat kesulitan saat hari kiamat.</text:p>
            </text:list-item>
            <text:list-item>
              <text:p text:style-name="P12">Meninggalkan angan-angan dunia.</text:p>
            </text:list-item>
          </text:list>
        </text:list-item>
      </text:list>
      <text:list xml:id="list64226771378099" text:continue-list="list2504523266" text:style-name="L3">
        <text:list-item>
          <text:p text:style-name="P15">Macam-macam malu:</text:p>
        </text:list-item>
      </text:list>
      <text:list xml:id="list3331857921" text:style-name="L5">
        <text:list-item>
          <text:list>
            <text:list-item>
              <text:p text:style-name="P13">Malu karena dosa.</text:p>
            </text:list-item>
            <text:list-item>
              <text:p text:style-name="P13">Malu karena kurang sempurna.</text:p>
            </text:list-item>
            <text:list-item>
              <text:p text:style-name="P13">Malu karena mulia.</text:p>
            </text:list-item>
            <text:list-item>
              <text:p text:style-name="P13">Malu karena nikmat Allah Ta'la.</text:p>
            </text:list-item>
            <text:list-item>
              <text:p text:style-name="P13">Malu karena merasa rendah.</text:p>
            </text:list-item>
          </text:list>
        </text:list-item>
      </text:list>
      <text:p text:style-name="P3"/>
      <text:list xml:id="list64226742426808" text:continue-list="list64226771378099" text:style-name="L3">
        <text:list-item>
          <text:p text:style-name="P10">Ciri-ciri orang sengsara:</text:p>
        </text:list-item>
      </text:list>
      <text:list xml:id="list1523858141" text:style-name="L6">
        <text:list-item>
          <text:list>
            <text:list-item>
              <text:p text:style-name="P14">Kerasnya hati.</text:p>
            </text:list-item>
            <text:list-item>
              <text:p text:style-name="P14"><text:soft-page-break/>"Mata yang membeku".</text:p>
            </text:list-item>
            <text:list-item>
              <text:p text:style-name="P14">Tidak memiliki malu.</text:p>
            </text:list-item>
            <text:list-item>
              <text:p text:style-name="P14">Tamak terhadap dunia.</text:p>
            </text:list-item>
            <text:list-item>
              <text:p text:style-name="P14">Panjang angan-angan <text:span text:style-name="T2">dunia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06:27:44.959583934</meta:creation-date>
    <dc:date>2020-04-28T06:42:26.033392015</dc:date>
    <meta:editing-duration>PT10M13S</meta:editing-duration>
    <meta:editing-cycles>11</meta:editing-cycles>
    <meta:generator>LibreOffice/6.4.2.2$Linux_X86_64 LibreOffice_project/40$Build-2</meta:generator>
    <meta:document-statistic meta:table-count="0" meta:image-count="0" meta:object-count="0" meta:page-count="2" meta:paragraph-count="34" meta:word-count="216" meta:character-count="1293" meta:non-whitespace-character-count="1136"/>
  </office:meta>
</office:document-meta>
</file>